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1ad1" officeooo:paragraph-rsid="00141ad1"/>
    </style:style>
    <style:style style:name="P2" style:family="paragraph" style:parent-style-name="Standard">
      <style:text-properties officeooo:paragraph-rsid="00141ad1"/>
    </style:style>
    <style:style style:name="P3" style:family="paragraph" style:parent-style-name="Standard">
      <style:text-properties officeooo:rsid="001b0e94" officeooo:paragraph-rsid="001b0e94"/>
    </style:style>
    <style:style style:name="P4" style:family="paragraph" style:parent-style-name="Standard">
      <style:text-properties officeooo:paragraph-rsid="001b0e94"/>
    </style:style>
    <style:style style:name="P5" style:family="paragraph" style:parent-style-name="Standard">
      <style:text-properties officeooo:paragraph-rsid="00285218"/>
    </style:style>
    <style:style style:name="P6" style:family="paragraph" style:parent-style-name="Standard">
      <style:text-properties fo:font-weight="bold" officeooo:rsid="002ae22b" officeooo:paragraph-rsid="002ae22b" style:font-weight-asian="bold" style:font-weight-complex="bold"/>
    </style:style>
    <style:style style:name="P7" style:family="paragraph" style:parent-style-name="Standard">
      <style:text-properties fo:font-weight="bold" officeooo:rsid="002e320e" officeooo:paragraph-rsid="002e320e" style:font-weight-asian="bold" style:font-weight-complex="bold"/>
    </style:style>
    <style:style style:name="P8" style:family="paragraph" style:parent-style-name="Standard">
      <style:text-properties fo:font-weight="bold" officeooo:rsid="00141ad1" officeooo:paragraph-rsid="00141ad1" style:font-weight-asian="bold" style:font-weight-complex="bold"/>
    </style:style>
    <style:style style:name="P9" style:family="paragraph" style:parent-style-name="Standard">
      <style:text-properties fo:font-weight="bold" officeooo:rsid="001b0e94" officeooo:paragraph-rsid="001b0e94" style:font-weight-asian="bold" style:font-weight-complex="bold"/>
    </style:style>
    <style:style style:name="P10" style:family="paragraph" style:parent-style-name="Standard">
      <style:text-properties fo:font-weight="bold" officeooo:rsid="002e8a2c" officeooo:paragraph-rsid="002e8a2c" style:font-weight-asian="bold" style:font-weight-complex="bold"/>
    </style:style>
    <style:style style:name="P11" style:family="paragraph" style:parent-style-name="Standard">
      <style:text-properties fo:font-weight="bold" officeooo:paragraph-rsid="002e8a2c" style:font-weight-asian="bold" style:font-weight-complex="bold"/>
    </style:style>
    <style:style style:name="P12" style:family="paragraph" style:parent-style-name="Standard">
      <style:text-properties fo:font-weight="bold" officeooo:rsid="00328d50" officeooo:paragraph-rsid="00328d50" style:font-weight-asian="bold" style:font-weight-complex="bold"/>
    </style:style>
    <style:style style:name="P13" style:family="paragraph" style:parent-style-name="Standard">
      <style:text-properties fo:font-weight="bold" officeooo:rsid="00347874" officeooo:paragraph-rsid="00347874" style:font-weight-asian="bold" style:font-weight-complex="bold"/>
    </style:style>
    <style:style style:name="P14" style:family="paragraph" style:parent-style-name="Standard">
      <style:text-properties fo:font-weight="normal" officeooo:rsid="002ae22b" officeooo:paragraph-rsid="002ae22b" style:font-weight-asian="normal" style:font-weight-complex="normal"/>
    </style:style>
    <style:style style:name="P15" style:family="paragraph" style:parent-style-name="Standard">
      <style:text-properties fo:font-weight="normal" officeooo:rsid="002e8a2c" officeooo:paragraph-rsid="002e8a2c" style:font-weight-asian="normal" style:font-weight-complex="normal"/>
    </style:style>
    <style:style style:name="P16" style:family="paragraph" style:parent-style-name="Standard">
      <style:text-properties fo:font-weight="normal" officeooo:rsid="001b0e94" officeooo:paragraph-rsid="001b0e94" style:font-weight-asian="normal" style:font-weight-complex="normal"/>
    </style:style>
    <style:style style:name="P17" style:family="paragraph" style:parent-style-name="Standard">
      <style:text-properties fo:font-weight="normal" officeooo:rsid="002ff5df" officeooo:paragraph-rsid="002ff5df" style:font-weight-asian="normal" style:font-weight-complex="normal"/>
    </style:style>
    <style:style style:name="P18" style:family="paragraph" style:parent-style-name="Standard">
      <style:text-properties fo:font-weight="normal" officeooo:rsid="00328d50" officeooo:paragraph-rsid="00328d50" style:font-weight-asian="normal" style:font-weight-complex="normal"/>
    </style:style>
    <style:style style:name="P19" style:family="paragraph" style:parent-style-name="Standard">
      <style:text-properties fo:font-weight="normal" officeooo:rsid="00347874" officeooo:paragraph-rsid="00347874" style:font-weight-asian="normal" style:font-weight-complex="normal"/>
    </style:style>
    <style:style style:name="P20" style:family="paragraph" style:parent-style-name="Standard">
      <style:text-properties officeooo:paragraph-rsid="002ae22b"/>
    </style:style>
    <style:style style:name="P21" style:family="paragraph" style:parent-style-name="Standard">
      <style:text-properties officeooo:paragraph-rsid="002e8a2c"/>
    </style:style>
    <style:style style:name="P22" style:family="paragraph" style:parent-style-name="Standard">
      <style:text-properties officeooo:paragraph-rsid="00347874"/>
    </style:style>
    <style:style style:name="P23" style:family="paragraph" style:parent-style-name="Standard" style:list-style-name="L1">
      <style:text-properties fo:font-weight="normal" officeooo:rsid="002e8a2c" officeooo:paragraph-rsid="002e8a2c" style:font-weight-asian="normal" style:font-weight-complex="normal"/>
    </style:style>
    <style:style style:name="P24" style:family="paragraph" style:parent-style-name="Standard">
      <style:text-properties officeooo:paragraph-rsid="00347874"/>
    </style:style>
    <style:style style:name="T1" style:family="text">
      <style:text-properties officeooo:rsid="00141ad1"/>
    </style:style>
    <style:style style:name="T2" style:family="text">
      <style:text-properties officeooo:rsid="0015226f"/>
    </style:style>
    <style:style style:name="T3" style:family="text">
      <style:text-properties officeooo:rsid="001859b7"/>
    </style:style>
    <style:style style:name="T4" style:family="text">
      <style:text-properties officeooo:rsid="0019b942"/>
    </style:style>
    <style:style style:name="T5" style:family="text">
      <style:text-properties officeooo:rsid="001b0e94"/>
    </style:style>
    <style:style style:name="T6" style:family="text">
      <style:text-properties officeooo:rsid="001ce43b"/>
    </style:style>
    <style:style style:name="T7" style:family="text">
      <style:text-properties officeooo:rsid="001e33dd"/>
    </style:style>
    <style:style style:name="T8" style:family="text">
      <style:text-properties officeooo:rsid="002031ef"/>
    </style:style>
    <style:style style:name="T9" style:family="text">
      <style:text-properties officeooo:rsid="00209bac"/>
    </style:style>
    <style:style style:name="T10" style:family="text">
      <style:text-properties officeooo:rsid="0021e0b4"/>
    </style:style>
    <style:style style:name="T11" style:family="text">
      <style:text-properties officeooo:rsid="00245be7"/>
    </style:style>
    <style:style style:name="T12" style:family="text">
      <style:text-properties officeooo:rsid="0027451f"/>
    </style:style>
    <style:style style:name="T13" style:family="text">
      <style:text-properties officeooo:rsid="00285218"/>
    </style:style>
    <style:style style:name="T14" style:family="text">
      <style:text-properties officeooo:rsid="0029f3e5"/>
    </style:style>
    <style:style style:name="T15" style:family="text">
      <style:text-properties fo:font-weight="normal" officeooo:rsid="002ae22b" style:font-weight-asian="normal" style:font-weight-complex="normal"/>
    </style:style>
    <style:style style:name="T16" style:family="text">
      <style:text-properties fo:font-weight="normal" officeooo:rsid="002e8a2c" style:font-weight-asian="normal" style:font-weight-complex="normal"/>
    </style:style>
    <style:style style:name="T17" style:family="text">
      <style:text-properties fo:font-weight="normal" officeooo:rsid="00347874" style:font-weight-asian="normal" style:font-weight-complex="normal"/>
    </style:style>
    <style:style style:name="T18" style:family="text">
      <style:text-properties officeooo:rsid="002cbf3a"/>
    </style:style>
    <style:style style:name="T19" style:family="text">
      <style:text-properties officeooo:rsid="002e8a2c"/>
    </style:style>
    <style:style style:name="T20" style:family="text">
      <style:text-properties officeooo:rsid="0030bafc"/>
    </style:style>
    <style:style style:name="T21" style:family="text">
      <style:text-properties officeooo:rsid="00334396"/>
    </style:style>
    <style:style style:name="T22" style:family="text">
      <style:text-properties officeooo:rsid="0037a2f2"/>
    </style:style>
    <style:style style:name="T23" style:family="text">
      <style:text-properties officeooo:rsid="00390a35"/>
    </style:style>
    <style:style style:name="T24" style:family="text">
      <style:text-properties fo:font-weight="bold" officeooo:rsid="00390a35" style:font-weight-asian="bold" style:font-weight-complex="bold"/>
    </style:style>
    <style:style style:name="T25" style:family="text">
      <style:text-properties fo:font-weight="bold" officeooo:rsid="00347874"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sis:</text:p>
      <text:p text:style-name="P17"><text:tab/>US intervention in Haiti tends to worsen underlying issues, particularly by addressing problems such as disease and poverty in ways that perpetuate hostile empire-colony-like relations between the US and Haiti and their citizens.</text:p>
      <text:p text:style-name="P8"/>
      <text:p text:style-name="P8">Fairchild &amp; Tynan 2011</text:p>
      <text:p text:style-name="P1"/>
      <text:p text:style-name="P1">“<text:span text:style-name="T2">HIV exclusion is also a policy that has, in practice, resulted in the selective restriction of immigrants from ‘dangerous nations’</text:span>” <text:span text:style-name="T3">(3)</text:span></text:p>
      <text:p text:style-name="P1"/>
      <text:p text:style-name="P1">“risk designation was, in effect, synonymous with carrier status” <text:span text:style-name="T3">(4, cited from source 58)</text:span></text:p>
      <text:p text:style-name="P1"/>
      <text:p text:style-name="P2"><text:span text:style-name="T1">“</text:span>While risk group terminology may have been based on competent epidemiology, it was not the basis for sound public policy.” <text:span text:style-name="T3">(4)</text:span></text:p>
      <text:p text:style-name="P2"/>
      <text:p text:style-name="P2"><text:span text:style-name="T4">“Y</text:span>et while other regions, both within the United States and in Mexico and Puerto Rico, had shown increasing rates of heterosexual transmission of HIV, none was included in the blood ban” <text:span text:style-name="T4">(4)</text:span></text:p>
      <text:p text:style-name="P2"/>
      <text:p text:style-name="P2">“white people have been trying to create another planet where they can put us in order to separate us.... I think they are trying to create that planet now, and they are starting with the Haitians." <text:span text:style-name="T4">(4, cited from source 74)</text:span></text:p>
      <text:p text:style-name="P2"/>
      <text:p text:style-name="P9">Nachman 2011</text:p>
      <text:p text:style-name="P16"/>
      <text:p text:style-name="P4"><text:span text:style-name="T5">“</text:span>the desire of Haitians, fearing arrest or harassment by the INS, to avoid what they perceived to be a government agency (where, indeed, patients from the community mingled with prisoners in handcuffs, police, and uniformed INS guards); the fear of losing their jobs by taking time off to visit the clinic or by drawing the attention of employers to the TB diagnosis; the problems of communication at the clinic, where competent Creole interpreters were not always available (with the result that some patients did not even understand their diagnosis or the necessity of regular visits to the clinic; see also Nachman 1983:5-9); the movement of patients away from Miami to such places as migrant labor camps where medical services were unavailabl<text:span text:style-name="T5">e</text:span>” <text:span text:style-name="T5">(4)</text:span></text:p>
      <text:p text:style-name="P3"/>
      <text:p text:style-name="P3">“Without a germ theory of disease, Haitian etiology does not even recognize an asymptomatic infected or dormant stage of a disease.” (5)</text:p>
      <text:p text:style-name="P3"/>
      <text:p text:style-name="P4"><text:span text:style-name="T5">“</text:span>Krome was equipped to hold about 500 people, but the number of Haitian "detainees" (the official designation) rose to over 1,600.” <text:span text:style-name="T5">(7)</text:span></text:p>
      <text:p text:style-name="P4"/>
      <text:p text:style-name="P4">“Not one man asked about his treatment for tub<text:span text:style-name="T6">erculosis.” (9)</text:span></text:p>
      <text:p text:style-name="P4"/>
      <text:p text:style-name="P4">“his health needs could only be met in a healthy environment. Krome was not a healthy environment” <text:span text:style-name="T6">(10)</text:span></text:p>
      <text:p text:style-name="P4"/>
      <text:p text:style-name="P4">“535). The cure involves restoring the balance, often by eating appropriate foods (see also Laguerre 1981:182-183). Haitians regard some foods, such as certain vegetables (legim'2), as fortifying; they have "vitamins" (vitamin) and give the blood "force" (fos). Diet is also significant in the treatment of tuberculosis. For instance, I once interviewed a Haitian herbalist in Miami who prescribed the eating of a common stew (legim) made of vegetables and beef for tuberculosis.”</text:p>
      <text:p text:style-name="P4"><text:soft-page-break/></text:p>
      <text:p text:style-name="P4">“Without great success, investigators from the CDC attempted to determine the etiology of this affliction. (I served as interpreter for several investigators.) Possible causes included chemicals in the water or soil; exposure to an estrogen or estrogen-like substance during processing, notably to the insecticide, lindane; and changes in the diet, specifically the shift from a carbohydrate-rich diet to one rich in protein and fat. CDC investigators seemed to favor the dietary explanation, although considerable speculation among Haitians in Miami focused on the INS. People accused the INS of adding estrogen to the detainees' foods in order to control their sexual drives. The CDC eventually reported (1982b:370,375) that most of the cases remitted spontaneously.”</text:p>
      <text:p text:style-name="P4"/>
      <text:p text:style-name="P4">“Instead, many detainees expressed alarm at these improvements as evidence that the INS intended to prolong their stay at Krome indeterminat<text:span text:style-name="T7">ely</text:span>”</text:p>
      <text:p text:style-name="P4"/>
      <text:p text:style-name="P4">“Determining the actual extent of such reactions is impossible, however, because the health personnel at Krome did not monitor the effects of the chemotherapy.” <text:span text:style-name="T7">(15)</text:span></text:p>
      <text:p text:style-name="P4"/>
      <text:p text:style-name="P4">“By contrast, the Haitians at Krome did not understand the reasons for their detention, and neither they nor the camp officials knew how long they would be detained. Because these men were not in the United States legally, the law appeared not to recognize their existence; and they had no legitimate means to express their grievances about Krome. Although many de- tainees had contact with relatives and friends outside Krome, others were unable to establish such contact. Having lost touch with family and friends in Haiti and the United States, they feared that the latter believed them drowned at <text:s/><text:span text:style-name="T8">sea.” (15)</text:span></text:p>
      <text:p text:style-name="P4"/>
      <text:p text:style-name="P4">“Each new health advisor to the camp implemented his own policy and imposed his own demands upon the patients. For example, without providing any explanation, one advisor added vitamin B-6 pills to the patients' medications and about a week later just as mysteriously withdrew them. Of course, the patients became conf<text:span text:style-name="T8">used” (16)</text:span></text:p>
      <text:p text:style-name="P4"/>
      <text:p text:style-name="P4">“Having very different under<text:span text:style-name="T22">s</text:span>tandings and expectations of doctor-patient relations, particularly in the context of Krome, the physicians and the Haitian detainees seemed almost incapable of understanding one another.” <text:span text:style-name="T8">(16)</text:span></text:p>
      <text:p text:style-name="P4"/>
      <text:p text:style-name="P4">“Sensitive to their inability to meet the needs of their patients, several physicians complained that INS officials themselves had contributed to the misunderstandings and poor relations between medical personnel and det<text:span text:style-name="T8">ainees.” (16)</text:span></text:p>
      <text:p text:style-name="P4"/>
      <text:p text:style-name="P4">“He said that they sometimes administered overly potent medications to patients with simple headaches and also "shot" the patients ‘full of tranquilizers.’” <text:span text:style-name="T8">(17)</text:span></text:p>
      <text:p text:style-name="P4"/>
      <text:p text:style-name="P4">“Some concluded that this was done so that the INS could prove to the world that Haitians were disease ridden and dangerous and should be kept in confinem<text:span text:style-name="T9">ent.”</text:span></text:p>
      <text:p text:style-name="P4"/>
      <text:p text:style-name="P4">“Patients also called attention to the irony of keeping TB patients in Krome. If the government was truly interested in their recovery, it would not hold them in Krome.” <text:span text:style-name="T9">(19)</text:span></text:p>
      <text:p text:style-name="P4"/>
      <text:p text:style-name="P4">“Disinterest in the treatment did not necessarily mean that patients questioned its efficacy. On the contrary, such disinterest was a measure of their willingness to undermine their own health, as in their similar refusal to work or play <text:span text:style-name="T9">soccer.” (20)</text:span></text:p>
      <text:p text:style-name="P4"><text:soft-page-break/></text:p>
      <text:p text:style-name="P4">“The patients had less reason to question the motives of the nonuniformed medical personnel outside the camp who had made the initial diagnosis of tuberculosis. Moreover, the men who had spent time in the state tuberculosis hospital praised both the medical treatment they had received and the solicitude of the staff. There they had acquired considerable knowledge about tuberculosis. Their stay in the hospital had been their only positive experience in the United States. One patient even asked me for the address of the hospital so that he could visit it after his release f<text:span text:style-name="T10">rom Krome.” (21)</text:span></text:p>
      <text:p text:style-name="P4"/>
      <text:p text:style-name="P4">“They denied that they classified any of the foods served them in the camp according to humoral criteria. Most even claimed to be unaware, or only marginally aware, that such classification of foods existe<text:span text:style-name="T11">d in Haiti.” (22)</text:span></text:p>
      <text:p text:style-name="P4"/>
      <text:p text:style-name="P4">“They maintained that the spirits of Vodou were neither a factor in camp life nor in the etiology of their disease. A few men cited a Haitian proverb that spirits do not cross the ocean.” <text:span text:style-name="T12">(23)</text:span></text:p>
      <text:p text:style-name="P4"/>
      <text:p text:style-name="P5">“The medical personnel at Krome also conducted no periodic examinations to determine the effectiveness of the medication or to monitor adverse reacti<text:span text:style-name="T13">ons</text:span>” <text:span text:style-name="T13">(24)</text:span></text:p>
      <text:p text:style-name="P5"/>
      <text:p text:style-name="P5">“for the INS and its instrument, the PHS, conspired not only to label them as sick but also to make them sick as a means of keeping them prisoners in Krome.” <text:span text:style-name="T13">(24)</text:span></text:p>
      <text:p text:style-name="P5"/>
      <text:p text:style-name="P5">“Both Haitian detainees and PHS personnel, perhaps naively, anticipated a complementary relationship, that of healer and <text:span text:style-name="T14">patient.” (29)</text:span></text:p>
      <text:p text:style-name="P5"/>
      <text:p text:style-name="P6">Coreil et al. 2010</text:p>
      <text:p text:style-name="P6"/>
      <text:p text:style-name="P14">“In both settings a recurrent theme was the close association between HIV and TB, and the perception that many people assume that someone who has TB is also HIV-infected.” (5)</text:p>
      <text:p text:style-name="P14"/>
      <text:p text:style-name="P20"><text:span text:style-name="T15">“</text:span>TB-related stigma was also associated with the threat of incarceration for persons who do not comply with treatment protocols. The threat of court-ordered institutionalization in South Florida’s tuberculosis hospital (A.G. Holley in Lantana, Florida) figured significantly in respondent narratives. Institutionalization for 6e9 months isolates patients from their families and communities, and often means loss of employment. Respondents likened being sent to A.G. Holley to being put in jail for a crime.” <text:span text:style-name="T18">(5)</text:span></text:p>
      <text:p text:style-name="P20"/>
      <text:p text:style-name="P7">Dollar &amp; Kent 2011</text:p>
      <text:p text:style-name="P7"/>
      <text:list xml:id="list2114044612" text:style-name="L1">
        <text:list-item>
          <text:p text:style-name="P23">brief mention of TB and HIV/AIDS, might be worth using</text:p>
        </text:list-item>
      </text:list>
      <text:p text:style-name="P15"/>
      <text:p text:style-name="P10">Murray &amp; Williamson 2011</text:p>
      <text:p text:style-name="P10"/>
      <text:p text:style-name="P21"><text:span text:style-name="T16">“</text:span>Remittances rise more quickly after disasters than aid, and remittances—unlike much aid—go directly into the pockets of needy families.” <text:span text:style-name="T19">(3)</text:span></text:p>
      <text:p text:style-name="P21"/>
      <text:p text:style-name="P21">“the World Bank calculates that international remittances to Haiti are two or three times the total sum of all official development assistance (ODA).” <text:span text:style-name="T20">(10)</text:span></text:p>
      <text:p text:style-name="P21"/>
      <text:p text:style-name="P11"/>
      <text:p text:style-name="P12"><text:soft-page-break/>Annas 1993</text:p>
      <text:p text:style-name="P12"/>
      <text:p text:style-name="P18">“<text:span text:style-name="T21">[T]he detained Haitians are neither criminals nor national security risks. Some are pregnant women and others are children.” (3, cited from source 5)</text:span></text:p>
      <text:p text:style-name="P18"/>
      <text:p text:style-name="P18">“<text:span text:style-name="T21">143 HIV-positive adults, 2 HIV-negative adults, and 13 children who had not been tested</text:span>”</text:p>
      <text:p text:style-name="P18"/>
      <text:p text:style-name="P22"><text:span text:style-name="T25">L</text:span><text:span text:style-name="T24">emay-Hébert </text:span><text:span text:style-name="T25">2014</text:span></text:p>
      <text:p text:style-name="P13"/>
      <text:p text:style-name="P19">“Nepalese contingent being described as a potential source of the cholera outbreak”</text:p>
      <text:p text:style-name="P19"/>
      <text:p text:style-name="P22"><text:span text:style-name="T17">“</text:span>When the ‘failed state’ discourse meets the ‘empty shell approach’10 – where infrastructural destruction is equated with societal bankruptcy – it suddenly legitimizes all forms of international intervention,”</text:p>
      <text:p text:style-name="P22"/>
      <text:p text:style-name="P22">“but most likely to have originated in the UN Nepali camp, most Haitians have already firmly concluded that the new pathogen was introduced by UN peacekeepe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6T09:52:22.311463379</meta:creation-date>
    <dc:date>2020-05-08T13:50:33.383614766</dc:date>
    <meta:editing-duration>PT3H8M17S</meta:editing-duration>
    <meta:editing-cycles>9</meta:editing-cycles>
    <meta:generator>LibreOffice/6.3.5.2$Linux_X86_64 LibreOffice_project/30$Build-2</meta:generator>
    <meta:document-statistic meta:table-count="0" meta:image-count="0" meta:object-count="0" meta:page-count="4" meta:paragraph-count="47" meta:word-count="1448" meta:character-count="9202" meta:non-whitespace-character-count="7800"/>
  </office:meta>
</office:document-meta>
</file>